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4.923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MEGACORPS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MEGACOR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2" office:value-type="string">
            <text:p>Al_Mora.bm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Tukera.bm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GSbAG.bm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Delgado.bmp 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Sternmetal.bmp 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Makhidkarun.bmp 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Naasirka.bm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SuSAG.bmp 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Hortalez.bmp 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Instellarms.bmp 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Ling.bm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Sharurshid.bm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General.bm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Hortalez.bm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mperiallines.bmp</text:p>
          </table:table-cell>
          <table:table-cell office:value-type="string">
            <text:p>imperialines.bm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Oberlindes.bm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SternMetal.bm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rguild.bmp</text:p>
          </table:table-cell>
          <table:table-cell office:value-type="string">
            <text:p>MerchantsGuild</text:p>
          </table:table-cell>
          <table:table-cell table:number-columns-repeated="254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GACORPS" style:display-name="PageStyle_MEGACOR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3-11-16T05:22:50</meta:creation-date>
    <dc:creator>Maggot</dc:creator>
    <dc:date>2003-11-19T19:03:39</dc:date>
    <meta:document-statistic meta:table-count="3" meta:cell-count="36" meta:object-count="0"/>
    <meta:generator>OpenOffice.org/3.4$Win32 OpenOffice.org_project/340m1$Build-9590</meta:generator>
  </office:meta>
</office:document-meta>
</file>